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Heading_20_1">
      <style:paragraph-properties fo:break-before="pag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agraph-properties text:enable-numbering="false" fo:margin-left="0cm" fo:margin-right="0cm" fo:margin-top="0cm" fo:margin-bottom="0cm" fo:line-height="100%" fo:text-align="center" fo:text-indent="0cm"/>
    </style:style>
    <style:style style:name="P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0" style:family="paragraph">
      <style:paragraph-properties text:enable-numbering="false" fo:margin-left="0cm" fo:margin-right="0cm" fo:margin-top="0cm" fo:margin-bottom="0cm" fo:line-height="100%" fo:text-align="start" fo:text-indent="0cm"/>
    </style:style>
    <style:style style:name="P11"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T4" style:family="text">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3" draw:name="Grafik2" text:anchor-type="paragraph" svg:width="10.088cm" svg:height="3.459cm" draw:z-index="4"><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Languages</text:p>
      <text:p text:style-name="P3">Stand: 12.11.2012</text:p>
      <text:h text:style-name="P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Sprachverwaltung<text:tab/>3</text:p>
          <text:p text:style-name="P6">Settings<text:tab/>4</text:p>
        </text:index-body>
      </text:table-of-content>
      <text:p text:style-name="Text_20_body"><text:span text:style-name="Standardtext"><text:span text:style-name="T2"/></text:span></text:p>
      <text:h text:style-name="Heading_20_1" text:outline-level="1"><text:span text:style-name="Standardtext"><text:span text:style-name="T1">Sprachverwaltung</text:span></text:span></text:h>
      <text:p text:style-name="Text_20_body"><text:span text:style-name="Standardtext"><text:span text:style-name="T2">Seit Version 3.0 beherrscht Kajona das Verwalten verschiedener Sprachen im Portal. Hierfür wird eine Seite in der Seitenverwaltung, wie sonst auch, angelegt. Der Unterschied ist aber nun, dass sowohl die Seiteneigenschaften, also auch die Seiteninhalte sprachabhängig gespeichert werden. Die Seite „Über uns“ kann in der Sprache Deutsch also das Template „standard_de.tpl“, im Englischen aber „standard_en.tpl“ als Template verwenden.</text:span></text:span></text:p>
      <text:p text:style-name="Text_20_body"><text:span text:style-name="Standardtext"><text:span text:style-name="T2">Die Sprache, die als default gewählt wurde, wird als Start-Sprache gewählt, bis der Benutzer eine </text:span></text:span><text:span text:style-name="Standardtext"><text:span text:style-name="T2">andere Sprache auswählt (Anmerkung: Im Portal werden die Sprachen ausgewertet, die der Browser als default-Sprachen sendet).</text:span></text:span></text:p>
      <text:p text:style-name="Text_20_body"><text:span text:style-name="Standardtext"><text:span text:style-name="T2">Eine Spezialaktion ist „Content zuweisen“. Diese kommt nur dann in Aktion, wenn das Sprachen-Modul später in das System installiert wurde. In diesem Fall sollen ja die bisherigen Inhalte nach wie vor verwendet werden können, obwohl diese ja bisher keiner Sprache zugeordnet wurden. Mit dieser Aktion werden alle noch nicht zugeordneten Inhalte der Default-Sprache zugeordnet.</text:span></text:span></text:p>
      <text:p text:style-name="Text_20_body"><text:span text:style-name="Standardtext"><text:span text:style-name="T2"/></text:span></text:p>
      <text:p text:style-name="Text_20_body"><text:span text:style-name="Standardtext"><text:span text:style-name="T2">Auf Grund der häufigen Nachfragen soll das Modul Sprachen nachfolgend ein wenig detaillierter erklärt werden.</text:span></text:span></text:p>
      <text:p text:style-name="Text_20_body"><text:span text:style-name="Standardtext"><text:span text:style-name="T2">Kajona stellt „lediglich“ im Modul Seiten (auf Seite der Administration) die Möglichkeit zur Verfügung, Inhalte unter verschiedenen Sprachen abzulegen. Alle anderen Module bieten diese Möglichkeit nicht, lassen sich aber nahtlos in dieses Konzept integrieren. </text:span></text:span></text:p>
      <text:p text:style-name="Text_20_body"><draw:frame draw:style-name="fr1" draw:name="Rahmen14" text:anchor-type="paragraph" svg:x="1.113cm" svg:y="0.473cm" svg:width="14.002cm" draw:z-index="0"><draw:text-box fo:min-height="8.502cm"><text:p text:style-name="Illustration"><draw:g text:anchor-type="paragraph" draw:z-index="1" draw:style-name="gr1"><draw:rect draw:style-name="gr2" draw:text-style-name="P9" xml:id="id1" draw:id="id1" svg:width="3.001cm" svg:height="1.001cm" svg:x="4.501cm" svg:y="0.529cm"><text:p text:style-name="P8"><text:span text:style-name="T4">Seite X</text:span></text:p></draw:rect><draw:rect draw:style-name="gr2" draw:text-style-name="P9" xml:id="id2" draw:id="id2" svg:width="3.502cm" svg:height="1.001cm" svg:x="0.501cm" svg:y="2.529cm"><text:p text:style-name="P8"><text:span text:style-name="T4">Sprache de</text:span></text:p></draw:rect><draw:rect draw:style-name="gr2" draw:text-style-name="P9" xml:id="id3" draw:id="id3" svg:width="3.5cm" svg:height="1.001cm" svg:x="8.502cm" svg:y="2.529cm"><text:p text:style-name="P8"><text:span text:style-name="T4">Sprache en</text:span></text:p></draw:rect><draw:rect draw:style-name="gr2" draw:text-style-name="P11" xml:id="id6" draw:id="id6" svg:width="4.502cm" svg:height="2.502cm" svg:x="1.501cm" svg:y="4.029cm"><text:p text:style-name="P10"><text:span text:style-name="T4">Seiteneigenschaften de</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1" xml:id="id4" draw:id="id4" svg:width="4.5cm" svg:height="2.502cm" svg:x="9.502cm" svg:y="4.029cm"><text:p text:style-name="P10"><text:span text:style-name="T4">Seiteneigenschaften en</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1" xml:id="id7" draw:id="id7" svg:width="4.502cm" svg:height="1.5cm" svg:x="1.501cm" svg:y="7.53cm"><text:p text:style-name="P10"><text:span text:style-name="T4">Seiteninhalte de</text:span></text:p></draw:rect><draw:rect draw:style-name="gr2" draw:text-style-name="P11" xml:id="id5" draw:id="id5" svg:width="4.5cm" svg:height="1.5cm" svg:x="9.502cm" svg:y="7.53cm"><text:p text:style-name="P10"><text:span text:style-name="T4">Seiteninhalte en</text:span></text:p></draw:rect><draw:connector draw:style-name="gr3" draw:text-style-name="P12" svg:x1="4.501cm" svg:y1="1.028cm" svg:x2="2.251cm" svg:y2="2.529cm" draw:start-shape="id1" draw:end-shape="id2" draw:end-glue-point="0" svg:d="m4501 1028h-2250v1501" svg:viewBox="0 0 2252 1503"><text:p/></draw:connector><draw:connector draw:style-name="gr3" draw:text-style-name="P12" svg:x1="7.502cm" svg:y1="1.028cm" svg:x2="10.252cm" svg:y2="2.529cm" draw:start-shape="id1" draw:end-shape="id3" draw:end-glue-point="0" svg:d="m7502 1028h2750v1501" svg:viewBox="0 0 2752 1503"><text:p/></draw:connector><draw:connector draw:style-name="gr3" draw:text-style-name="P12" svg:x1="8.502cm" svg:y1="3.028cm" svg:x2="9.502cm" svg:y2="5.278cm" draw:start-shape="id3" draw:end-shape="id4" draw:end-glue-point="3" svg:d="m8502 3028h-501v2250h1501" svg:viewBox="0 0 1503 2252"><text:p/></draw:connector><draw:connector draw:style-name="gr3" draw:text-style-name="P12" svg:x1="8.502cm" svg:y1="3.028cm" svg:x2="9.502cm" svg:y2="8.279cm" draw:start-shape="id3" draw:end-shape="id5" draw:end-glue-point="3" svg:d="m8502 3028h-501v5251h1501" svg:viewBox="0 0 1503 5253"><text:p/></draw:connector><draw:connector draw:style-name="gr3" draw:text-style-name="P12" svg:x1="0.501cm" svg:y1="3.028cm" svg:x2="1.501cm" svg:y2="5.278cm" draw:start-shape="id2" draw:end-shape="id6" draw:end-glue-point="3" svg:d="m501 3028h-501v2250h1501" svg:viewBox="0 0 1503 2252"><text:p/></draw:connector><draw:connector draw:style-name="gr3" draw:text-style-name="P12" svg:x1="0.501cm" svg:y1="3.028cm" svg:x2="1.501cm" svg:y2="8.279cm" draw:start-shape="id2" draw:end-shape="id7" draw:end-glue-point="3" svg:d="m501 3028h-501v5251h1501" svg:viewBox="0 0 1503 5253"><text:p/></draw:connector><draw:connector draw:style-name="gr3" draw:text-style-name="P12" svg:x1="3.752cm" svg:y1="6.53cm" svg:x2="3.752cm" svg:y2="7.53cm" draw:start-shape="id6" draw:end-shape="id7" draw:end-glue-point="0" svg:d="m3752 6530v1000" svg:viewBox="0 0 2 1002"><text:p/></draw:connector><draw:connector draw:style-name="gr3" draw:text-style-name="P12" svg:x1="11.751cm" svg:y1="6.53cm" svg:x2="11.751cm" svg:y2="7.53cm" draw:start-shape="id4" draw:end-shape="id5" draw:end-glue-point="0" svg:d="m11751 6530v1000" svg:viewBox="0 0 2 1002"><text:p/></draw:connector></draw:g>Abbildung <text:sequence text:ref-name="refIllustration0" text:name="Illustration" text:formula="ooow:Illustration+1" style:num-format="1">1</text:sequence>: Hierarchieaufbau Sprachen</text:p></draw:text-box></draw:frame><text:span text:style-name="Standardtext"><text:span text:style-name="T2">Nachstehend soll ein kleines Diagramm die generelle Funktionsweise im Modul Seiten illustrieren:</text:span></text:span></text:p>
      <text:p text:style-name="Text_20_body"><text:span text:style-name="Standardtext"><text:span text:style-name="T2"/></text:span></text:p>
      <text:p text:style-name="Text_20_body"><text:span text:style-name="Standardtext"><text:span text:style-name="T2">Möchte man nun auch andere Module sprachabhängig in die Seiten integrieren, so sollten in den jeweiligen Modulen die entsprechenden Einträge für jede Seite angelegt werden. Am Beispiel der Navigationen würde dies bedeuten, dass dort zwei Navigationsbäume angelegt werden würden. Einer für die Seiten in de, der andere für die Seiten in en. Diese Bäume werden dann über die Masterseiten der jeweiligen Sprachen (oder direkt über Platzhalter im Template) in die Seiten eingebunden. In Abbildung </text:span></text:span><text:span text:style-name="Standardtext"><text:span text:style-name="T2"><text:sequence-ref text:reference-format="value" text:ref-name="refIllustration1">2</text:sequence-ref></text:span></text:span><text:span text:style-name="Standardtext"><text:span text:style-name="T2"> wird diese verhalten noch einmal grafisch verdeutlicht.</text:span></text:span></text:p>
      <text:p text:style-name="Text_20_body"><draw:frame draw:style-name="fr1" draw:name="Rahmen15" text:anchor-type="paragraph" svg:x="0.002cm" svg:y="0.212cm" svg:width="14.002cm" draw:z-index="2"><draw:text-box fo:min-height="13.503cm"><text:p text:style-name="Illustration"><draw:g text:anchor-type="paragraph" draw:z-index="3" draw:style-name="gr4"><draw:rect draw:style-name="gr2" draw:text-style-name="P9" xml:id="id8" draw:id="id8" svg:width="3.001cm" svg:height="1.001cm" svg:x="5.191cm" svg:y="0cm"><text:p text:style-name="P8"><text:span text:style-name="T4">Masterseite</text:span></text:p></draw:rect><draw:rect draw:style-name="gr2" draw:text-style-name="P9" xml:id="id9" draw:id="id9" svg:width="3.502cm" svg:height="1.001cm" svg:x="1.191cm" svg:y="2cm"><text:p text:style-name="P8"><text:span text:style-name="T4">Sprache de</text:span></text:p></draw:rect><draw:rect draw:style-name="gr2" draw:text-style-name="P9" xml:id="id10" draw:id="id10" svg:width="3.5cm" svg:height="1.001cm" svg:x="9.192cm" svg:y="2cm"><text:p text:style-name="P8"><text:span text:style-name="T4">Sprache en</text:span></text:p></draw:rect><draw:rect draw:style-name="gr2" draw:text-style-name="P11" xml:id="id13" draw:id="id13" svg:width="4.502cm" svg:height="2.502cm" svg:x="2.191cm" svg:y="3.5cm"><text:p text:style-name="P10"><text:span text:style-name="T4">Seiteneigenschaften de</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1" xml:id="id11" draw:id="id11" svg:width="4.5cm" svg:height="2.502cm" svg:x="10.192cm" svg:y="3.5cm"><text:p text:style-name="P10"><text:span text:style-name="T4">Seiteneigenschaften en</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1" xml:id="id14" draw:id="id14" svg:width="4.502cm" svg:height="1.5cm" svg:x="2.191cm" svg:y="7.001cm"><text:p text:style-name="P10"><text:span text:style-name="T4">Seiteninhalte de</text:span></text:p></draw:rect><draw:rect draw:style-name="gr2" draw:text-style-name="P11" xml:id="id12" draw:id="id12" svg:width="4.5cm" svg:height="1.5cm" svg:x="10.192cm" svg:y="7.001cm"><text:p text:style-name="P10"><text:span text:style-name="T4">Seiteninhalte en</text:span></text:p></draw:rect><draw:connector draw:style-name="gr3" draw:text-style-name="P12" svg:x1="5.192cm" svg:y1="0.499cm" svg:x2="2.941cm" svg:y2="2cm" draw:start-shape="id8" draw:end-shape="id9" draw:end-glue-point="0" svg:d="m5192 499h-2251v1501" svg:viewBox="0 0 2252 1503"><text:p/></draw:connector><draw:connector draw:style-name="gr3" draw:text-style-name="P12" svg:x1="8.192cm" svg:y1="0.499cm" svg:x2="10.941cm" svg:y2="2cm" draw:start-shape="id8" draw:end-shape="id10" draw:end-glue-point="0" svg:d="m8192 499h2749v1501" svg:viewBox="0 0 2752 1503"><text:p/></draw:connector><draw:connector draw:style-name="gr3" draw:text-style-name="P12" svg:x1="9.192cm" svg:y1="2.499cm" svg:x2="10.192cm" svg:y2="4.75cm" draw:start-shape="id10" draw:end-shape="id11" draw:end-glue-point="3" svg:d="m9192 2499h-501v2251h1501" svg:viewBox="0 0 1503 2252"><text:p/></draw:connector><draw:connector draw:style-name="gr3" draw:text-style-name="P12" svg:x1="9.192cm" svg:y1="2.499cm" svg:x2="10.192cm" svg:y2="7.751cm" draw:start-shape="id10" draw:end-shape="id12" draw:end-glue-point="3" svg:d="m9192 2499h-501v5252h1501" svg:viewBox="0 0 1503 5253"><text:p/></draw:connector><draw:connector draw:style-name="gr3" draw:text-style-name="P12" svg:x1="1.191cm" svg:y1="2.499cm" svg:x2="2.191cm" svg:y2="4.75cm" draw:start-shape="id9" draw:end-shape="id13" draw:end-glue-point="3" svg:d="m1191 2499h-501v2251h1501" svg:viewBox="0 0 1503 2252"><text:p/></draw:connector><draw:connector draw:style-name="gr3" draw:text-style-name="P12" svg:x1="1.191cm" svg:y1="2.499cm" svg:x2="2.191cm" svg:y2="7.751cm" draw:start-shape="id9" draw:end-shape="id14" draw:end-glue-point="3" svg:d="m1191 2499h-501v5252h1501" svg:viewBox="0 0 1503 5253"><text:p/></draw:connector><draw:connector draw:style-name="gr3" draw:text-style-name="P12" svg:x1="4.442cm" svg:y1="6.001cm" svg:x2="4.442cm" svg:y2="7.001cm" draw:start-shape="id13" draw:end-shape="id14" draw:end-glue-point="0" svg:d="m4442 6001v1000" svg:viewBox="0 0 2 1002"><text:p/></draw:connector><draw:connector draw:style-name="gr3" draw:text-style-name="P12" svg:x1="12.441cm" svg:y1="6.001cm" svg:x2="12.441cm" svg:y2="7.001cm" draw:start-shape="id11" draw:end-shape="id12" draw:end-glue-point="0" svg:d="m12441 6001v1000" svg:viewBox="0 0 2 1002"><text:p/></draw:connector><draw:rect draw:style-name="gr2" draw:text-style-name="P9" xml:id="id15" draw:id="id15" svg:width="3.001cm" svg:height="1.001cm" svg:x="5.191cm" svg:y="12.501cm"><text:p text:style-name="P8"><text:span text:style-name="T4">Navigationen</text:span></text:p></draw:rect><draw:rect draw:style-name="gr2" draw:text-style-name="P9" xml:id="id16" draw:id="id16" svg:width="4.502cm" svg:height="1.001cm" svg:x="2.191cm" svg:y="9.999cm"><text:p text:style-name="P8"><text:span text:style-name="T4">Navigation de</text:span></text:p></draw:rect><draw:rect draw:style-name="gr2" draw:text-style-name="P9" xml:id="id17" draw:id="id17" svg:width="4.5cm" svg:height="1.001cm" svg:x="10.192cm" svg:y="9.999cm"><text:p text:style-name="P8"><text:span text:style-name="T4">Navigation en</text:span></text:p></draw:rect><draw:connector draw:style-name="gr3" draw:text-style-name="P12" svg:x1="6.691cm" svg:y1="12.501cm" svg:x2="4.442cm" svg:y2="11cm" draw:start-shape="id15" draw:start-glue-point="0" draw:end-shape="id16" draw:end-glue-point="2" svg:d="m6691 12501v-750h-2249v-751" svg:viewBox="0 0 2251 1503"><text:p/></draw:connector><draw:connector draw:style-name="gr3" draw:text-style-name="P12" svg:x1="6.691cm" svg:y1="12.501cm" svg:x2="12.442cm" svg:y2="11cm" draw:start-shape="id15" draw:start-glue-point="0" draw:end-shape="id17" svg:d="m6691 12501v-750h5751v-751" svg:viewBox="0 0 5752 1503"><text:p/></draw:connector><draw:connector draw:style-name="gr5" draw:text-style-name="P12" svg:x1="4.442cm" svg:y1="9.999cm" svg:x2="4.442cm" svg:y2="8.5cm" draw:start-shape="id16" draw:start-glue-point="0" draw:end-shape="id14" draw:end-glue-point="2" svg:d="m4442 9999v-1499" svg:viewBox="0 0 2 1501"><text:p/></draw:connector><draw:connector draw:style-name="gr5" draw:text-style-name="P12" svg:x1="12.441cm" svg:y1="9.999cm" svg:x2="12.441cm" svg:y2="8.5cm" draw:start-shape="id17" draw:start-glue-point="0" draw:end-shape="id12" draw:end-glue-point="2" svg:d="m12441 9999v-1499" svg:viewBox="0 0 2 1501"><text:p/></draw:connector></draw:g>Abbildung <text:sequence text:ref-name="refIllustration1" text:name="Illustration" text:formula="ooow:Illustration+1" style:num-format="1">2</text:sequence>: Zusammenspiel Sprachen und andere Module</text:p></draw:text-box></draw:frame><text:soft-page-break/><text:span text:style-name="Standardtext"><text:span text:style-name="T2"/></text:span></text:p>
      <text:p text:style-name="Text_20_body"/>
      <text:h text:style-name="Heading_20_2" text:outline-level="2"><text:span text:style-name="Standardtext"><text:span text:style-name="T1">Settings</text:span></text:span></text:h>
      <text:p text:style-name="Text_20_body"><text:span text:style-name="Standardtext"><text:span text:style-name="T2">Keine vorhanden</text:span></text:span></text:p>
      <text:p text:style-name="Text_20_body"><text:span text:style-name="Standardtext"><text:span text:style-name="T1"/></text:span></text:p>
      <text:h text:style-name="Heading_20_2" text:outline-level="2"><text:span text:style-name="Standardtext"><text:span text:style-name="T3"/></text:span></text:h>
      <text:p text:style-name="Text_20_body"><text:span text:style-name="Standard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7"><draw:image xlink:href="Pictures/2000008B00005C3700001F9FF6B393F5.svm" xlink:type="simple" xlink:show="embed" xlink:actuate="onLoad"/></draw:frame><text:subject/>Kajona V3 | <text:chapter text:display="number-and-name" text:outline-level="2">Sprachverwaltung</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0:27:20</dc:date>
    <meta:printed-by>Stefan Idler</meta:printed-by>
    <meta:print-date>2008-07-15T22:05:31</meta:print-date>
    <meta:editing-cycles>338</meta:editing-cycles>
    <meta:editing-duration>PT13H38M19S</meta:editing-duration>
    <meta:document-statistic meta:table-count="0" meta:image-count="2" meta:object-count="0" meta:page-count="4" meta:paragraph-count="21" meta:word-count="322" meta:character-count="2349" meta:non-whitespace-character-count="2045"/>
    <meta:user-defined meta:name="Info 1"/>
    <meta:user-defined meta:name="Info 2"/>
    <meta:user-defined meta:name="Info 3"/>
    <meta:user-defined meta:name="Info 4"/>
  </office:meta>
</office:document-meta>
</file>